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Multilayer3" table:style-name="ta1">
        <table:shapes>
          <draw:frame draw:z-index="0" draw:style-name="gr1" svg:width="6.2988in" svg:height="3.5429in" svg:x="8.0004in" svg:y="3.8937in">
            <draw:object draw:notify-on-update-of-ranges="Multilayer3.J2:Multilayer3.J22 Multilayer3.K1:Multilayer3.K1 Multilayer3.K2:Multilayer3.K22 Multilayer3.J2:Multilayer3.J22 Multilayer3.L1:Multilayer3.L1 Multilayer3.L2:Multilayer3.L22 Multilayer3.J2:Multilayer3.J22 Multilayer3.M1:Multilayer3.M1 Multilayer3.M2:Multilayer3.M22 Multilayer3.J2:Multilayer3.J22 Multilayer3.N1:Multilayer3.N1 Multilayer3.N2:Multilayer3.N22 Multilayer3.J2:Multilayer3.J22 Multilayer3.O1:Multilayer3.O1 Multilayer3.O2:Multilayer3.O22 Multilayer3.J2:Multilayer3.J22 Multilayer3.P1:Multilayer3.P1 Multilayer3.P2:Multilayer3.P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1" table:number-columns-repeated="7" table:default-cell-style-name="ce2"/>
        <table:table-row table:style-name="ro1">
          <table:table-cell table:number-columns-repeated="9"/>
          <table:table-cell table:style-name="ce1" office:value-type="string">
            <text:p>ky</text:p>
          </table:table-cell>
          <table:table-cell table:style-name="ce1" office:value-type="string">
            <text:p>N = 1</text:p>
          </table:table-cell>
          <table:table-cell table:style-name="ce1" office:value-type="string">
            <text:p>N = 2</text:p>
          </table:table-cell>
          <table:table-cell table:style-name="ce1" office:value-type="string">
            <text:p>N = 3</text:p>
          </table:table-cell>
          <table:table-cell table:style-name="ce1" office:value-type="string">
            <text:p>N = 4</text:p>
          </table:table-cell>
          <table:table-cell table:style-name="ce1" office:value-type="string">
            <text:p>N = 5</text:p>
          </table:table-cell>
          <table:table-cell table:style-name="ce1" office:value-type="string">
            <text:p>N = 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0000981725752353668">
            <text:p>9.81725752353668E-005</text:p>
          </table:table-cell>
          <table:table-cell office:value-type="float" office:value="12513628.4674431">
            <text:p>12513628.4674431</text:p>
          </table:table-cell>
          <table:table-cell office:value-type="float" office:value="13433682.8745159">
            <text:p>13433682.8745159</text:p>
          </table:table-cell>
          <table:table-cell office:value-type="float" office:value="17313798.5125496">
            <text:p>17313798.5125496</text:p>
          </table:table-cell>
          <table:table-cell office:value-type="float" office:value="54979654.4648727">
            <text:p>54979654.4648727</text:p>
          </table:table-cell>
          <table:table-cell office:value-type="float" office:value="65511150.1769724">
            <text:p>65511150.1769724</text:p>
          </table:table-cell>
          <table:table-cell/>
          <table:table-cell table:formula="of:=4*[.B2]/PI()" office:value-type="float" office:value="0">
            <text:p>0.0000</text:p>
          </table:table-cell>
          <table:table-cell table:formula="of:=4*SQRT([.C2])/5000" office:value-type="float" office:value="0.00000792656597465982">
            <text:p>0.0000</text:p>
          </table:table-cell>
          <table:table-cell table:formula="of:=4*SQRT([.D2])/5000" office:value-type="float" office:value="2.82996858978392">
            <text:p>2.8300</text:p>
          </table:table-cell>
          <table:table-cell table:formula="of:=4*SQRT([.E2])/5000" office:value-type="float" office:value="2.93215910886333">
            <text:p>2.9322</text:p>
          </table:table-cell>
          <table:table-cell table:formula="of:=4*SQRT([.F2])/5000" office:value-type="float" office:value="3.3287882251702">
            <text:p>3.3288</text:p>
          </table:table-cell>
          <table:table-cell table:formula="of:=4*SQRT([.G2])/5000" office:value-type="float" office:value="5.93186133161578">
            <text:p>5.9319</text:p>
          </table:table-cell>
          <table:table-cell table:formula="of:=4*SQRT([.H2])/5000" office:value-type="float" office:value="6.47511668723138">
            <text:p>6.475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3926991">
            <text:p>0.03926991</text:p>
          </table:table-cell>
          <table:table-cell office:value-type="float" office:value="8576.76723326743">
            <text:p>8576.7672332674</text:p>
          </table:table-cell>
          <table:table-cell office:value-type="float" office:value="12515189.0751577">
            <text:p>12515189.0751577</text:p>
          </table:table-cell>
          <table:table-cell office:value-type="float" office:value="13308848.0787894">
            <text:p>13308848.0787894</text:p>
          </table:table-cell>
          <table:table-cell office:value-type="float" office:value="17456969.3649637">
            <text:p>17456969.3649637</text:p>
          </table:table-cell>
          <table:table-cell office:value-type="float" office:value="54810187.5870549">
            <text:p>54810187.5870549</text:p>
          </table:table-cell>
          <table:table-cell office:value-type="float" office:value="65502094.4389477">
            <text:p>65502094.4389477</text:p>
          </table:table-cell>
          <table:table-cell/>
          <table:table-cell table:formula="of:=4*[.B3]/PI()" office:value-type="float" office:value="0.0500000023301908">
            <text:p>0.0500</text:p>
          </table:table-cell>
          <table:table-cell table:formula="of:=4*SQRT([.C3])/5000" office:value-type="float" office:value="0.074088670046716">
            <text:p>0.0741</text:p>
          </table:table-cell>
          <table:table-cell table:formula="of:=4*SQRT([.D3])/5000" office:value-type="float" office:value="2.83014505071753">
            <text:p>2.8301</text:p>
          </table:table-cell>
          <table:table-cell table:formula="of:=4*SQRT([.E3])/5000" office:value-type="float" office:value="2.91850351557527">
            <text:p>2.9185</text:p>
          </table:table-cell>
          <table:table-cell table:formula="of:=4*SQRT([.F3])/5000" office:value-type="float" office:value="3.34252305804714">
            <text:p>3.3425</text:p>
          </table:table-cell>
          <table:table-cell table:formula="of:=4*SQRT([.G3])/5000" office:value-type="float" office:value="5.92271222124756">
            <text:p>5.9227</text:p>
          </table:table-cell>
          <table:table-cell table:formula="of:=4*SQRT([.H3])/5000" office:value-type="float" office:value="6.47466913756422">
            <text:p>6.474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7853982">
            <text:p>0.07853982</text:p>
          </table:table-cell>
          <table:table-cell office:value-type="float" office:value="34287.0796952546">
            <text:p>34287.0796952546</text:p>
          </table:table-cell>
          <table:table-cell office:value-type="float" office:value="12519833.8458211">
            <text:p>12519833.8458211</text:p>
          </table:table-cell>
          <table:table-cell office:value-type="float" office:value="12978386.5594932">
            <text:p>12978386.5594932</text:p>
          </table:table-cell>
          <table:table-cell office:value-type="float" office:value="17842434.4814857">
            <text:p>17842434.4814857</text:p>
          </table:table-cell>
          <table:table-cell office:value-type="float" office:value="54330104.7246932">
            <text:p>54330104.7246932</text:p>
          </table:table-cell>
          <table:table-cell office:value-type="float" office:value="65475170.109102">
            <text:p>65475170.109102</text:p>
          </table:table-cell>
          <table:table-cell/>
          <table:table-cell table:formula="of:=4*[.B4]/PI()" office:value-type="float" office:value="0.100000004660382">
            <text:p>0.1000</text:p>
          </table:table-cell>
          <table:table-cell table:formula="of:=4*SQRT([.C4])/5000" office:value-type="float" office:value="0.148134165555968">
            <text:p>0.1481</text:p>
          </table:table-cell>
          <table:table-cell table:formula="of:=4*SQRT([.D4])/5000" office:value-type="float" office:value="2.83067017883142">
            <text:p>2.8307</text:p>
          </table:table-cell>
          <table:table-cell table:formula="of:=4*SQRT([.E4])/5000" office:value-type="float" office:value="2.8820422269765">
            <text:p>2.8820</text:p>
          </table:table-cell>
          <table:table-cell table:formula="of:=4*SQRT([.F4])/5000" office:value-type="float" office:value="3.37922447732477">
            <text:p>3.3792</text:p>
          </table:table-cell>
          <table:table-cell table:formula="of:=4*SQRT([.G4])/5000" office:value-type="float" office:value="5.89671663078731">
            <text:p>5.8967</text:p>
          </table:table-cell>
          <table:table-cell table:formula="of:=4*SQRT([.H4])/5000" office:value-type="float" office:value="6.47333830954518">
            <text:p>6.473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1780973">
            <text:p>0.11780973</text:p>
          </table:table-cell>
          <table:table-cell office:value-type="float" office:value="77069.668744216">
            <text:p>77069.668744216</text:p>
          </table:table-cell>
          <table:table-cell office:value-type="float" office:value="12523539.1259661">
            <text:p>12523539.1259661</text:p>
          </table:table-cell>
          <table:table-cell office:value-type="float" office:value="12527452.4048029">
            <text:p>12527452.4048029</text:p>
          </table:table-cell>
          <table:table-cell office:value-type="float" office:value="18388939.0565932">
            <text:p>18388939.0565932</text:p>
          </table:table-cell>
          <table:table-cell office:value-type="float" office:value="53605832.0527232">
            <text:p>53605832.0527232</text:p>
          </table:table-cell>
          <table:table-cell office:value-type="float" office:value="65431097.6637019">
            <text:p>65431097.6637019</text:p>
          </table:table-cell>
          <table:table-cell/>
          <table:table-cell table:formula="of:=4*[.B5]/PI()" office:value-type="float" office:value="0.150000006990572">
            <text:p>0.1500</text:p>
          </table:table-cell>
          <table:table-cell table:formula="of:=4*SQRT([.C5])/5000" office:value-type="float" office:value="0.222091395592666">
            <text:p>0.2221</text:p>
          </table:table-cell>
          <table:table-cell table:formula="of:=4*SQRT([.D5])/5000" office:value-type="float" office:value="2.83108902025674">
            <text:p>2.8311</text:p>
          </table:table-cell>
          <table:table-cell table:formula="of:=4*SQRT([.E5])/5000" office:value-type="float" office:value="2.83153130639127">
            <text:p>2.8315</text:p>
          </table:table-cell>
          <table:table-cell table:formula="of:=4*SQRT([.F5])/5000" office:value-type="float" office:value="3.43058610097745">
            <text:p>3.4306</text:p>
          </table:table-cell>
          <table:table-cell table:formula="of:=4*SQRT([.G5])/5000" office:value-type="float" office:value="5.85728030008321">
            <text:p>5.8573</text:p>
          </table:table-cell>
          <table:table-cell table:formula="of:=4*SQRT([.H5])/5000" office:value-type="float" office:value="6.47115928599886">
            <text:p>6.47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5707964">
            <text:p>0.15707964</text:p>
          </table:table-cell>
          <table:table-cell office:value-type="float" office:value="136817.925785016">
            <text:p>136817.925785016</text:p>
          </table:table-cell>
          <table:table-cell office:value-type="float" office:value="12005274.501416">
            <text:p>12005274.501416</text:p>
          </table:table-cell>
          <table:table-cell office:value-type="float" office:value="12537863.3952384">
            <text:p>12537863.3952384</text:p>
          </table:table-cell>
          <table:table-cell office:value-type="float" office:value="19035490.0578904">
            <text:p>19035490.0578904</text:p>
          </table:table-cell>
          <table:table-cell office:value-type="float" office:value="52708889.6584643">
            <text:p>52708889.6584643</text:p>
          </table:table-cell>
          <table:table-cell office:value-type="float" office:value="65371051.1209865">
            <text:p>65371051.1209865</text:p>
          </table:table-cell>
          <table:table-cell/>
          <table:table-cell table:formula="of:=4*[.B6]/PI()" office:value-type="float" office:value="0.200000009320763">
            <text:p>0.2000</text:p>
          </table:table-cell>
          <table:table-cell table:formula="of:=4*SQRT([.C6])/5000" office:value-type="float" office:value="0.295911257816276">
            <text:p>0.2959</text:p>
          </table:table-cell>
          <table:table-cell table:formula="of:=4*SQRT([.D6])/5000" office:value-type="float" office:value="2.77189027216199">
            <text:p>2.7719</text:p>
          </table:table-cell>
          <table:table-cell table:formula="of:=4*SQRT([.E6])/5000" office:value-type="float" office:value="2.83270763986554">
            <text:p>2.8327</text:p>
          </table:table-cell>
          <table:table-cell table:formula="of:=4*SQRT([.F6])/5000" office:value-type="float" office:value="3.49037442648348">
            <text:p>3.4904</text:p>
          </table:table-cell>
          <table:table-cell table:formula="of:=4*SQRT([.G6])/5000" office:value-type="float" office:value="5.80807105512813">
            <text:p>5.8081</text:p>
          </table:table-cell>
          <table:table-cell table:formula="of:=4*SQRT([.H6])/5000" office:value-type="float" office:value="6.46818929202226">
            <text:p>6.468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9634955">
            <text:p>0.19634955</text:p>
          </table:table-cell>
          <table:table-cell office:value-type="float" office:value="213372.583717421">
            <text:p>213372.583717421</text:p>
          </table:table-cell>
          <table:table-cell office:value-type="float" office:value="11458553.159458">
            <text:p>11458553.159458</text:p>
          </table:table-cell>
          <table:table-cell office:value-type="float" office:value="12550818.3518037">
            <text:p>12550818.3518037</text:p>
          </table:table-cell>
          <table:table-cell office:value-type="float" office:value="19747090.7131675">
            <text:p>19747090.7131675</text:p>
          </table:table-cell>
          <table:table-cell office:value-type="float" office:value="51697151.9231174">
            <text:p>51697151.9231174</text:p>
          </table:table-cell>
          <table:table-cell office:value-type="float" office:value="65296619.4861917">
            <text:p>65296619.4861917</text:p>
          </table:table-cell>
          <table:table-cell/>
          <table:table-cell table:formula="of:=4*[.B7]/PI()" office:value-type="float" office:value="0.250000011650954">
            <text:p>0.2500</text:p>
          </table:table-cell>
          <table:table-cell table:formula="of:=4*SQRT([.C7])/5000" office:value-type="float" office:value="0.369538162547726">
            <text:p>0.3695</text:p>
          </table:table-cell>
          <table:table-cell table:formula="of:=4*SQRT([.D7])/5000" office:value-type="float" office:value="2.70803877779716">
            <text:p>2.7080</text:p>
          </table:table-cell>
          <table:table-cell table:formula="of:=4*SQRT([.E7])/5000" office:value-type="float" office:value="2.83417073324003">
            <text:p>2.8342</text:p>
          </table:table-cell>
          <table:table-cell table:formula="of:=4*SQRT([.F7])/5000" office:value-type="float" office:value="3.55501590100905">
            <text:p>3.5550</text:p>
          </table:table-cell>
          <table:table-cell table:formula="of:=4*SQRT([.G7])/5000" office:value-type="float" office:value="5.75205852115528">
            <text:p>5.7521</text:p>
          </table:table-cell>
          <table:table-cell table:formula="of:=4*SQRT([.H7])/5000" office:value-type="float" office:value="6.46450589536143">
            <text:p>6.464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3561946">
            <text:p>0.23561946</text:p>
          </table:table-cell>
          <table:table-cell office:value-type="float" office:value="306510.201276017">
            <text:p>306510.201276017</text:p>
          </table:table-cell>
          <table:table-cell office:value-type="float" office:value="10902500.3561353">
            <text:p>10902500.3561353</text:p>
          </table:table-cell>
          <table:table-cell office:value-type="float" office:value="12566007.0668103">
            <text:p>12566007.0668103</text:p>
          </table:table-cell>
          <table:table-cell office:value-type="float" office:value="20504564.6531726">
            <text:p>20504564.6531726</text:p>
          </table:table-cell>
          <table:table-cell office:value-type="float" office:value="50611896.2661754">
            <text:p>50611896.2661754</text:p>
          </table:table-cell>
          <table:table-cell office:value-type="float" office:value="65209755.8178897">
            <text:p>65209755.8178897</text:p>
          </table:table-cell>
          <table:table-cell/>
          <table:table-cell table:formula="of:=4*[.B8]/PI()" office:value-type="float" office:value="0.300000013981145">
            <text:p>0.3000</text:p>
          </table:table-cell>
          <table:table-cell table:formula="of:=4*SQRT([.C8])/5000" office:value-type="float" office:value="0.442906907619029">
            <text:p>0.4429</text:p>
          </table:table-cell>
          <table:table-cell table:formula="of:=4*SQRT([.D8])/5000" office:value-type="float" office:value="2.64151476011901">
            <text:p>2.6415</text:p>
          </table:table-cell>
          <table:table-cell table:formula="of:=4*SQRT([.E8])/5000" office:value-type="float" office:value="2.83588513920409">
            <text:p>2.8359</text:p>
          </table:table-cell>
          <table:table-cell table:formula="of:=4*SQRT([.F8])/5000" office:value-type="float" office:value="3.62255729810178">
            <text:p>3.6226</text:p>
          </table:table-cell>
          <table:table-cell table:formula="of:=4*SQRT([.G8])/5000" office:value-type="float" office:value="5.6913630713874">
            <text:p>5.6914</text:p>
          </table:table-cell>
          <table:table-cell table:formula="of:=4*SQRT([.H8])/5000" office:value-type="float" office:value="6.46020461931736">
            <text:p>6.460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7488937">
            <text:p>0.27488937</text:p>
          </table:table-cell>
          <table:table-cell office:value-type="float" office:value="415925.886887923">
            <text:p>415925.886887923</text:p>
          </table:table-cell>
          <table:table-cell office:value-type="float" office:value="10347971.3024097">
            <text:p>10347971.3024097</text:p>
          </table:table-cell>
          <table:table-cell office:value-type="float" office:value="12583064.3869067">
            <text:p>12583064.3869067</text:p>
          </table:table-cell>
          <table:table-cell office:value-type="float" office:value="21296986.0960248">
            <text:p>21296986.0960248</text:p>
          </table:table-cell>
          <table:table-cell office:value-type="float" office:value="49481252.2274956">
            <text:p>49481252.2274956</text:p>
          </table:table-cell>
          <table:table-cell office:value-type="float" office:value="65112716.5489412">
            <text:p>65112716.5489412</text:p>
          </table:table-cell>
          <table:table-cell/>
          <table:table-cell table:formula="of:=4*[.B9]/PI()" office:value-type="float" office:value="0.350000016311336">
            <text:p>0.3500</text:p>
          </table:table-cell>
          <table:table-cell table:formula="of:=4*SQRT([.C9])/5000" office:value-type="float" office:value="0.515938530842842">
            <text:p>0.5159</text:p>
          </table:table-cell>
          <table:table-cell table:formula="of:=4*SQRT([.D9])/5000" office:value-type="float" office:value="2.57346102234757">
            <text:p>2.5735</text:p>
          </table:table-cell>
          <table:table-cell table:formula="of:=4*SQRT([.E9])/5000" office:value-type="float" office:value="2.83780922678398">
            <text:p>2.8378</text:p>
          </table:table-cell>
          <table:table-cell table:formula="of:=4*SQRT([.F9])/5000" office:value-type="float" office:value="3.69189261781215">
            <text:p>3.6919</text:p>
          </table:table-cell>
          <table:table-cell table:formula="of:=4*SQRT([.G9])/5000" office:value-type="float" office:value="5.62743293390487">
            <text:p>5.6274</text:p>
          </table:table-cell>
          <table:table-cell table:formula="of:=4*SQRT([.H9])/5000" office:value-type="float" office:value="6.45539608322544">
            <text:p>6.455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1415928">
            <text:p>0.31415928</text:p>
          </table:table-cell>
          <table:table-cell office:value-type="float" office:value="541207.74223255">
            <text:p>541207.74223255</text:p>
          </table:table-cell>
          <table:table-cell office:value-type="float" office:value="9801559.31684365">
            <text:p>9801559.31684365</text:p>
          </table:table-cell>
          <table:table-cell office:value-type="float" office:value="12601578.3494492">
            <text:p>12601578.3494492</text:p>
          </table:table-cell>
          <table:table-cell office:value-type="float" office:value="22117663.9902331">
            <text:p>22117663.9902331</text:p>
          </table:table-cell>
          <table:table-cell office:value-type="float" office:value="48324340.9083766">
            <text:p>48324340.9083766</text:p>
          </table:table-cell>
          <table:table-cell office:value-type="float" office:value="65007993.9752615">
            <text:p>65007993.9752615</text:p>
          </table:table-cell>
          <table:table-cell/>
          <table:table-cell table:formula="of:=4*[.B10]/PI()" office:value-type="float" office:value="0.400000018641527">
            <text:p>0.4000</text:p>
          </table:table-cell>
          <table:table-cell table:formula="of:=4*SQRT([.C10])/5000" office:value-type="float" office:value="0.588534582695726">
            <text:p>0.5885</text:p>
          </table:table-cell>
          <table:table-cell table:formula="of:=4*SQRT([.D10])/5000" office:value-type="float" office:value="2.5045953690726">
            <text:p>2.5046</text:p>
          </table:table-cell>
          <table:table-cell table:formula="of:=4*SQRT([.E10])/5000" office:value-type="float" office:value="2.83989615015188">
            <text:p>2.8399</text:p>
          </table:table-cell>
          <table:table-cell table:formula="of:=4*SQRT([.F10])/5000" office:value-type="float" office:value="3.76235364549229">
            <text:p>3.7624</text:p>
          </table:table-cell>
          <table:table-cell table:formula="of:=4*SQRT([.G10])/5000" office:value-type="float" office:value="5.56125688863237">
            <text:p>5.5613</text:p>
          </table:table-cell>
          <table:table-cell table:formula="of:=4*SQRT([.H10])/5000" office:value-type="float" office:value="6.45020279868528">
            <text:p>6.450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5342919">
            <text:p>0.35342919</text:p>
          </table:table-cell>
          <table:table-cell office:value-type="float" office:value="681798.983477261">
            <text:p>681798.983477261</text:p>
          </table:table-cell>
          <table:table-cell office:value-type="float" office:value="9267627.3287829">
            <text:p>9267627.3287829</text:p>
          </table:table-cell>
          <table:table-cell office:value-type="float" office:value="12621099.541234">
            <text:p>12621099.541234</text:p>
          </table:table-cell>
          <table:table-cell office:value-type="float" office:value="22962097.4003697">
            <text:p>22962097.4003697</text:p>
          </table:table-cell>
          <table:table-cell office:value-type="float" office:value="47154453.6033144">
            <text:p>47154453.6033144</text:p>
          </table:table-cell>
          <table:table-cell office:value-type="float" office:value="64898244.828377">
            <text:p>64898244.828377</text:p>
          </table:table-cell>
          <table:table-cell/>
          <table:table-cell table:formula="of:=4*[.B11]/PI()" office:value-type="float" office:value="0.450000020971718">
            <text:p>0.4500</text:p>
          </table:table-cell>
          <table:table-cell table:formula="of:=4*SQRT([.C11])/5000" office:value-type="float" office:value="0.660568958872158">
            <text:p>0.6606</text:p>
          </table:table-cell>
          <table:table-cell table:formula="of:=4*SQRT([.D11])/5000" office:value-type="float" office:value="2.43542224068457">
            <text:p>2.4354</text:p>
          </table:table-cell>
          <table:table-cell table:formula="of:=4*SQRT([.E11])/5000" office:value-type="float" office:value="2.84209495027695">
            <text:p>2.8421</text:p>
          </table:table-cell>
          <table:table-cell table:formula="of:=4*SQRT([.F11])/5000" office:value-type="float" office:value="3.8335026198291">
            <text:p>3.8335</text:p>
          </table:table-cell>
          <table:table-cell table:formula="of:=4*SQRT([.G11])/5000" office:value-type="float" office:value="5.49352803816648">
            <text:p>5.4935</text:p>
          </table:table-cell>
          <table:table-cell table:formula="of:=4*SQRT([.H11])/5000" office:value-type="float" office:value="6.44475575100882">
            <text:p>6.444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926991">
            <text:p>0.3926991</text:p>
          </table:table-cell>
          <table:table-cell office:value-type="float" office:value="836941.201243072">
            <text:p>836941.201243072</text:p>
          </table:table-cell>
          <table:table-cell office:value-type="float" office:value="8749384.57263166">
            <text:p>8749384.57263166</text:p>
          </table:table-cell>
          <table:table-cell office:value-type="float" office:value="12641151.5246134">
            <text:p>12641151.5246134</text:p>
          </table:table-cell>
          <table:table-cell office:value-type="float" office:value="23826875.6942996">
            <text:p>23826875.6942996</text:p>
          </table:table-cell>
          <table:table-cell office:value-type="float" office:value="45981220.9584511">
            <text:p>45981220.9584511</text:p>
          </table:table-cell>
          <table:table-cell office:value-type="float" office:value="64786217.6626406">
            <text:p>64786217.6626406</text:p>
          </table:table-cell>
          <table:table-cell/>
          <table:table-cell table:formula="of:=4*[.B12]/PI()" office:value-type="float" office:value="0.500000023301908">
            <text:p>0.5000</text:p>
          </table:table-cell>
          <table:table-cell table:formula="of:=4*SQRT([.C12])/5000" office:value-type="float" office:value="0.731875924454115">
            <text:p>0.7319</text:p>
          </table:table-cell>
          <table:table-cell table:formula="of:=4*SQRT([.D12])/5000" office:value-type="float" office:value="2.36634869080705">
            <text:p>2.3663</text:p>
          </table:table-cell>
          <table:table-cell table:formula="of:=4*SQRT([.E12])/5000" office:value-type="float" office:value="2.84435176723143">
            <text:p>2.8444</text:p>
          </table:table-cell>
          <table:table-cell table:formula="of:=4*SQRT([.F12])/5000" office:value-type="float" office:value="3.90502246400091">
            <text:p>3.9050</text:p>
          </table:table-cell>
          <table:table-cell table:formula="of:=4*SQRT([.G12])/5000" office:value-type="float" office:value="5.42475634599461">
            <text:p>5.4248</text:p>
          </table:table-cell>
          <table:table-cell table:formula="of:=4*SQRT([.H12])/5000" office:value-type="float" office:value="6.43919088893084">
            <text:p>6.439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3196901">
            <text:p>0.43196901</text:p>
          </table:table-cell>
          <table:table-cell office:value-type="float" office:value="1005588.05900433">
            <text:p>1005588.05900433</text:p>
          </table:table-cell>
          <table:table-cell office:value-type="float" office:value="8249517.17723446">
            <text:p>8249517.17723446</text:p>
          </table:table-cell>
          <table:table-cell office:value-type="float" office:value="12661242.1390228">
            <text:p>12661242.1390228</text:p>
          </table:table-cell>
          <table:table-cell office:value-type="float" office:value="24709005.4596623">
            <text:p>24709005.4596623</text:p>
          </table:table-cell>
          <table:table-cell office:value-type="float" office:value="44812079.7139415">
            <text:p>44812079.7139415</text:p>
          </table:table-cell>
          <table:table-cell office:value-type="float" office:value="64674681.4309238">
            <text:p>64674681.4309238</text:p>
          </table:table-cell>
          <table:table-cell/>
          <table:table-cell table:formula="of:=4*[.B13]/PI()" office:value-type="float" office:value="0.550000025632099">
            <text:p>0.5500</text:p>
          </table:table-cell>
          <table:table-cell table:formula="of:=4*SQRT([.C13])/5000" office:value-type="float" office:value="0.802232109655784">
            <text:p>0.8022</text:p>
          </table:table-cell>
          <table:table-cell table:formula="of:=4*SQRT([.D13])/5000" office:value-type="float" office:value="2.2977578187072">
            <text:p>2.2978</text:p>
          </table:table-cell>
          <table:table-cell table:formula="of:=4*SQRT([.E13])/5000" office:value-type="float" office:value="2.84661113764676">
            <text:p>2.8466</text:p>
          </table:table-cell>
          <table:table-cell table:formula="of:=4*SQRT([.F13])/5000" office:value-type="float" office:value="3.97665229737073">
            <text:p>3.9767</text:p>
          </table:table-cell>
          <table:table-cell table:formula="of:=4*SQRT([.G13])/5000" office:value-type="float" office:value="5.35534602214671">
            <text:p>5.3553</text:p>
          </table:table-cell>
          <table:table-cell table:formula="of:=4*SQRT([.H13])/5000" office:value-type="float" office:value="6.43364563181648">
            <text:p>6.433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123892">
            <text:p>0.47123892</text:p>
          </table:table-cell>
          <table:table-cell office:value-type="float" office:value="1186271.74313468">
            <text:p>1186271.74313468</text:p>
          </table:table-cell>
          <table:table-cell office:value-type="float" office:value="7770625.63679844">
            <text:p>7770625.63679844</text:p>
          </table:table-cell>
          <table:table-cell office:value-type="float" office:value="12680875.443212">
            <text:p>12680875.443212</text:p>
          </table:table-cell>
          <table:table-cell office:value-type="float" office:value="25605391.1625871">
            <text:p>25605391.1625871</text:p>
          </table:table-cell>
          <table:table-cell office:value-type="float" office:value="43653338.9127495">
            <text:p>43653338.9127495</text:p>
          </table:table-cell>
          <table:table-cell office:value-type="float" office:value="64566357.196078">
            <text:p>64566357.196078</text:p>
          </table:table-cell>
          <table:table-cell/>
          <table:table-cell table:formula="of:=4*[.B14]/PI()" office:value-type="float" office:value="0.60000002796229">
            <text:p>0.6000</text:p>
          </table:table-cell>
          <table:table-cell table:formula="of:=4*SQRT([.C14])/5000" office:value-type="float" office:value="0.871328821746528">
            <text:p>0.8713</text:p>
          </table:table-cell>
          <table:table-cell table:formula="of:=4*SQRT([.D14])/5000" office:value-type="float" office:value="2.23006735493595">
            <text:p>2.2301</text:p>
          </table:table-cell>
          <table:table-cell table:formula="of:=4*SQRT([.E14])/5000" office:value-type="float" office:value="2.84881734824395">
            <text:p>2.8488</text:p>
          </table:table-cell>
          <table:table-cell table:formula="of:=4*SQRT([.F14])/5000" office:value-type="float" office:value="4.0481415914041">
            <text:p>4.0481</text:p>
          </table:table-cell>
          <table:table-cell table:formula="of:=4*SQRT([.G14])/5000" office:value-type="float" office:value="5.28565387668921">
            <text:p>5.2857</text:p>
          </table:table-cell>
          <table:table-cell table:formula="of:=4*SQRT([.H14])/5000" office:value-type="float" office:value="6.428255486949">
            <text:p>6.428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1050883">
            <text:p>0.51050883</text:p>
          </table:table-cell>
          <table:table-cell office:value-type="float" office:value="1376892.86704151">
            <text:p>1376892.86704151</text:p>
          </table:table-cell>
          <table:table-cell office:value-type="float" office:value="7315612.00904764">
            <text:p>7315612.00904764</text:p>
          </table:table-cell>
          <table:table-cell office:value-type="float" office:value="12699564.0284562">
            <text:p>12699564.0284562</text:p>
          </table:table-cell>
          <table:table-cell office:value-type="float" office:value="26512281.8246737">
            <text:p>26512281.8246737</text:p>
          </table:table-cell>
          <table:table-cell office:value-type="float" office:value="42511101.5486948">
            <text:p>42511101.5486948</text:p>
          </table:table-cell>
          <table:table-cell office:value-type="float" office:value="64463854.4661136">
            <text:p>64463854.4661136</text:p>
          </table:table-cell>
          <table:table-cell/>
          <table:table-cell table:formula="of:=4*[.B15]/PI()" office:value-type="float" office:value="0.650000030292481">
            <text:p>0.6500</text:p>
          </table:table-cell>
          <table:table-cell table:formula="of:=4*SQRT([.C15])/5000" office:value-type="float" office:value="0.938728626870707">
            <text:p>0.9387</text:p>
          </table:table-cell>
          <table:table-cell table:formula="of:=4*SQRT([.D15])/5000" office:value-type="float" office:value="2.16379104485403">
            <text:p>2.1638</text:p>
          </table:table-cell>
          <table:table-cell table:formula="of:=4*SQRT([.E15])/5000" office:value-type="float" office:value="2.85091581394681">
            <text:p>2.8509</text:p>
          </table:table-cell>
          <table:table-cell table:formula="of:=4*SQRT([.F15])/5000" office:value-type="float" office:value="4.11920627885897">
            <text:p>4.1192</text:p>
          </table:table-cell>
          <table:table-cell table:formula="of:=4*SQRT([.G15])/5000" office:value-type="float" office:value="5.21604303961966">
            <text:p>5.2160</text:p>
          </table:table-cell>
          <table:table-cell table:formula="of:=4*SQRT([.H15])/5000" office:value-type="float" office:value="6.42315085128107">
            <text:p>6.423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4977874">
            <text:p>0.54977874</text:p>
          </table:table-cell>
          <table:table-cell office:value-type="float" office:value="1574386.2250883">
            <text:p>1574386.2250883</text:p>
          </table:table-cell>
          <table:table-cell office:value-type="float" office:value="6888121.37323042">
            <text:p>6888121.37323042</text:p>
          </table:table-cell>
          <table:table-cell office:value-type="float" office:value="12716841.3926476">
            <text:p>12716841.3926476</text:p>
          </table:table-cell>
          <table:table-cell office:value-type="float" office:value="27424472.9811556">
            <text:p>27424472.9811556</text:p>
          </table:table-cell>
          <table:table-cell office:value-type="float" office:value="41392310.0956967">
            <text:p>41392310.0956967</text:p>
          </table:table-cell>
          <table:table-cell office:value-type="float" office:value="64369613.2168552">
            <text:p>64369613.2168552</text:p>
          </table:table-cell>
          <table:table-cell/>
          <table:table-cell table:formula="of:=4*[.B16]/PI()" office:value-type="float" office:value="0.700000032622672">
            <text:p>0.7000</text:p>
          </table:table-cell>
          <table:table-cell table:formula="of:=4*SQRT([.C16])/5000" office:value-type="float" office:value="1.00379638575585">
            <text:p>1.0038</text:p>
          </table:table-cell>
          <table:table-cell table:formula="of:=4*SQRT([.D16])/5000" office:value-type="float" office:value="2.09961846030832">
            <text:p>2.0996</text:p>
          </table:table-cell>
          <table:table-cell table:formula="of:=4*SQRT([.E16])/5000" office:value-type="float" office:value="2.85285444621601">
            <text:p>2.8529</text:p>
          </table:table-cell>
          <table:table-cell table:formula="of:=4*SQRT([.F16])/5000" office:value-type="float" office:value="4.18947045674505">
            <text:p>4.1895</text:p>
          </table:table-cell>
          <table:table-cell table:formula="of:=4*SQRT([.G16])/5000" office:value-type="float" office:value="5.14694846110255">
            <text:p>5.1469</text:p>
          </table:table-cell>
          <table:table-cell table:formula="of:=4*SQRT([.H16])/5000" office:value-type="float" office:value="6.41845405520576">
            <text:p>6.418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8904865">
            <text:p>0.58904865</text:p>
          </table:table-cell>
          <table:table-cell office:value-type="float" office:value="1774190.28855507">
            <text:p>1774190.28855507</text:p>
          </table:table-cell>
          <table:table-cell office:value-type="float" office:value="6493139.39541148">
            <text:p>6493139.39541148</text:p>
          </table:table-cell>
          <table:table-cell office:value-type="float" office:value="12732274.0365337">
            <text:p>12732274.0365337</text:p>
          </table:table-cell>
          <table:table-cell office:value-type="float" office:value="28333896.9873427">
            <text:p>28333896.9873427</text:p>
          </table:table-cell>
          <table:table-cell office:value-type="float" office:value="40306323.4506287">
            <text:p>40306323.4506287</text:p>
          </table:table-cell>
          <table:table-cell office:value-type="float" office:value="64285852.2898384">
            <text:p>64285852.2898384</text:p>
          </table:table-cell>
          <table:table-cell/>
          <table:table-cell table:formula="of:=4*[.B17]/PI()" office:value-type="float" office:value="0.750000034952863">
            <text:p>0.7500</text:p>
          </table:table-cell>
          <table:table-cell table:formula="of:=4*SQRT([.C17])/5000" office:value-type="float" office:value="1.06558987639487">
            <text:p>1.0656</text:p>
          </table:table-cell>
          <table:table-cell table:formula="of:=4*SQRT([.D17])/5000" office:value-type="float" office:value="2.03853114105803">
            <text:p>2.0385</text:p>
          </table:table-cell>
          <table:table-cell table:formula="of:=4*SQRT([.E17])/5000" office:value-type="float" office:value="2.85458497568063">
            <text:p>2.8546</text:p>
          </table:table-cell>
          <table:table-cell table:formula="of:=4*SQRT([.F17])/5000" office:value-type="float" office:value="4.25836753602825">
            <text:p>4.2584</text:p>
          </table:table-cell>
          <table:table-cell table:formula="of:=4*SQRT([.G17])/5000" office:value-type="float" office:value="5.07898090254358">
            <text:p>5.0790</text:p>
          </table:table-cell>
          <table:table-cell table:formula="of:=4*SQRT([.H17])/5000" office:value-type="float" office:value="6.41427669074983">
            <text:p>6.414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831856">
            <text:p>0.62831856</text:p>
          </table:table-cell>
          <table:table-cell office:value-type="float" office:value="1969433.81697767">
            <text:p>1969433.81697767</text:p>
          </table:table-cell>
          <table:table-cell office:value-type="float" office:value="6137848.80220485">
            <text:p>6137848.80220485</text:p>
          </table:table-cell>
          <table:table-cell office:value-type="float" office:value="12745472.930459">
            <text:p>12745472.930459</text:p>
          </table:table-cell>
          <table:table-cell office:value-type="float" office:value="29226807.2166037">
            <text:p>29226807.2166037</text:p>
          </table:table-cell>
          <table:table-cell office:value-type="float" office:value="39267846.6380802">
            <text:p>39267846.6380802</text:p>
          </table:table-cell>
          <table:table-cell office:value-type="float" office:value="64214524.5679402">
            <text:p>64214524.5679402</text:p>
          </table:table-cell>
          <table:table-cell/>
          <table:table-cell table:formula="of:=4*[.B18]/PI()" office:value-type="float" office:value="0.800000037283053">
            <text:p>0.8000</text:p>
          </table:table-cell>
          <table:table-cell table:formula="of:=4*SQRT([.C18])/5000" office:value-type="float" office:value="1.12269214073392">
            <text:p>1.1227</text:p>
          </table:table-cell>
          <table:table-cell table:formula="of:=4*SQRT([.D18])/5000" office:value-type="float" office:value="1.98197457940588">
            <text:p>1.9820</text:p>
          </table:table-cell>
          <table:table-cell table:formula="of:=4*SQRT([.E18])/5000" office:value-type="float" office:value="2.85606419316754">
            <text:p>2.8561</text:p>
          </table:table-cell>
          <table:table-cell table:formula="of:=4*SQRT([.F18])/5000" office:value-type="float" office:value="4.32494585152535">
            <text:p>4.3249</text:p>
          </table:table-cell>
          <table:table-cell table:formula="of:=4*SQRT([.G18])/5000" office:value-type="float" office:value="5.01312495838387">
            <text:p>5.0131</text:p>
          </table:table-cell>
          <table:table-cell table:formula="of:=4*SQRT([.H18])/5000" office:value-type="float" office:value="6.41071725499431">
            <text:p>6.410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6758847">
            <text:p>0.66758847</text:p>
          </table:table-cell>
          <table:table-cell office:value-type="float" office:value="2149824.96696401">
            <text:p>2149824.96696401</text:p>
          </table:table-cell>
          <table:table-cell office:value-type="float" office:value="5832768.49066387">
            <text:p>5832768.49066387</text:p>
          </table:table-cell>
          <table:table-cell office:value-type="float" office:value="12756103.987175">
            <text:p>12756103.987175</text:p>
          </table:table-cell>
          <table:table-cell office:value-type="float" office:value="30077706.9709026">
            <text:p>30077706.9709026</text:p>
          </table:table-cell>
          <table:table-cell office:value-type="float" office:value="38303079.8802641">
            <text:p>38303079.8802641</text:p>
          </table:table-cell>
          <table:table-cell office:value-type="float" office:value="64157279.1123931">
            <text:p>64157279.1123931</text:p>
          </table:table-cell>
          <table:table-cell/>
          <table:table-cell table:formula="of:=4*[.B19]/PI()" office:value-type="float" office:value="0.850000039613244">
            <text:p>0.8500</text:p>
          </table:table-cell>
          <table:table-cell table:formula="of:=4*SQRT([.C19])/5000" office:value-type="float" office:value="1.17298251430146">
            <text:p>1.1730</text:p>
          </table:table-cell>
          <table:table-cell table:formula="of:=4*SQRT([.D19])/5000" office:value-type="float" office:value="1.93209001706051">
            <text:p>1.9321</text:p>
          </table:table-cell>
          <table:table-cell table:formula="of:=4*SQRT([.E19])/5000" office:value-type="float" office:value="2.85725507293136">
            <text:p>2.8573</text:p>
          </table:table-cell>
          <table:table-cell table:formula="of:=4*SQRT([.F19])/5000" office:value-type="float" office:value="4.3874517047345">
            <text:p>4.3875</text:p>
          </table:table-cell>
          <table:table-cell table:formula="of:=4*SQRT([.G19])/5000" office:value-type="float" office:value="4.95115856374738">
            <text:p>4.9512</text:p>
          </table:table-cell>
          <table:table-cell table:formula="of:=4*SQRT([.H19])/5000" office:value-type="float" office:value="6.40785913015662">
            <text:p>6.407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0685838">
            <text:p>0.70685838</text:p>
          </table:table-cell>
          <table:table-cell office:value-type="float" office:value="2300626.79364261">
            <text:p>2300626.79364261</text:p>
          </table:table-cell>
          <table:table-cell office:value-type="float" office:value="5592796.67659297">
            <text:p>5592796.67659297</text:p>
          </table:table-cell>
          <table:table-cell office:value-type="float" office:value="12763897.1962161">
            <text:p>12763897.1962161</text:p>
          </table:table-cell>
          <table:table-cell office:value-type="float" office:value="30836057.459838">
            <text:p>30836057.459838</text:p>
          </table:table-cell>
          <table:table-cell office:value-type="float" office:value="37463063.9030475">
            <text:p>37463063.9030475</text:p>
          </table:table-cell>
          <table:table-cell office:value-type="float" office:value="64115430.3052906">
            <text:p>64115430.3052906</text:p>
          </table:table-cell>
          <table:table-cell/>
          <table:table-cell table:formula="of:=4*[.B20]/PI()" office:value-type="float" office:value="0.900000041943435">
            <text:p>0.9000</text:p>
          </table:table-cell>
          <table:table-cell table:formula="of:=4*SQRT([.C20])/5000" office:value-type="float" office:value="1.21342537798221">
            <text:p>1.2134</text:p>
          </table:table-cell>
          <table:table-cell table:formula="of:=4*SQRT([.D20])/5000" office:value-type="float" office:value="1.89192755490783">
            <text:p>1.8919</text:p>
          </table:table-cell>
          <table:table-cell table:formula="of:=4*SQRT([.E20])/5000" office:value-type="float" office:value="2.85812774479698">
            <text:p>2.8581</text:p>
          </table:table-cell>
          <table:table-cell table:formula="of:=4*SQRT([.F20])/5000" office:value-type="float" office:value="4.44241789730506">
            <text:p>4.4424</text:p>
          </table:table-cell>
          <table:table-cell table:formula="of:=4*SQRT([.G20])/5000" office:value-type="float" office:value="4.89656623542972">
            <text:p>4.8966</text:p>
          </table:table-cell>
          <table:table-cell table:formula="of:=4*SQRT([.H20])/5000" office:value-type="float" office:value="6.40576891523461">
            <text:p>6.405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4612829">
            <text:p>0.74612829</text:p>
          </table:table-cell>
          <table:table-cell office:value-type="float" office:value="2403219.51812248">
            <text:p>2403219.51812248</text:p>
          </table:table-cell>
          <table:table-cell office:value-type="float" office:value="5436660.84881108">
            <text:p>5436660.84881108</text:p>
          </table:table-cell>
          <table:table-cell office:value-type="float" office:value="12768654.1002561">
            <text:p>12768654.1002561</text:p>
          </table:table-cell>
          <table:table-cell office:value-type="float" office:value="31402211.6758971">
            <text:p>31402211.6758971</text:p>
          </table:table-cell>
          <table:table-cell office:value-type="float" office:value="36847781.8593003">
            <text:p>36847781.8593003</text:p>
          </table:table-cell>
          <table:table-cell office:value-type="float" office:value="64089933.9617071">
            <text:p>64089933.9617071</text:p>
          </table:table-cell>
          <table:table-cell/>
          <table:table-cell table:formula="of:=4*[.B21]/PI()" office:value-type="float" office:value="0.950000044273626">
            <text:p>0.9500</text:p>
          </table:table-cell>
          <table:table-cell table:formula="of:=4*SQRT([.C21])/5000" office:value-type="float" office:value="1.24018566819585">
            <text:p>1.2402</text:p>
          </table:table-cell>
          <table:table-cell table:formula="of:=4*SQRT([.D21])/5000" office:value-type="float" office:value="1.86533185874232">
            <text:p>1.8653</text:p>
          </table:table-cell>
          <table:table-cell table:formula="of:=4*SQRT([.E21])/5000" office:value-type="float" office:value="2.85866028484741">
            <text:p>2.8587</text:p>
          </table:table-cell>
          <table:table-cell table:formula="of:=4*SQRT([.F21])/5000" office:value-type="float" office:value="4.48301410577461">
            <text:p>4.4830</text:p>
          </table:table-cell>
          <table:table-cell table:formula="of:=4*SQRT([.G21])/5000" office:value-type="float" office:value="4.85618990464255">
            <text:p>4.8562</text:p>
          </table:table-cell>
          <table:table-cell table:formula="of:=4*SQRT([.H21])/5000" office:value-type="float" office:value="6.40449511948386">
            <text:p>6.404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853982">
            <text:p>0.7853982</text:p>
          </table:table-cell>
          <table:table-cell office:value-type="float" office:value="2439956.22751368">
            <text:p>2439956.22751368</text:p>
          </table:table-cell>
          <table:table-cell office:value-type="float" office:value="5382069.74125325">
            <text:p>5382069.74125325</text:p>
          </table:table-cell>
          <table:table-cell office:value-type="float" office:value="12770253.3449346">
            <text:p>12770253.3449346</text:p>
          </table:table-cell>
          <table:table-cell office:value-type="float" office:value="31621965.2951991">
            <text:p>31621965.2951991</text:p>
          </table:table-cell>
          <table:table-cell office:value-type="float" office:value="36611631.3022999">
            <text:p>36611631.3022999</text:p>
          </table:table-cell>
          <table:table-cell office:value-type="float" office:value="64081370.3423488">
            <text:p>64081370.3423488</text:p>
          </table:table-cell>
          <table:table-cell/>
          <table:table-cell table:formula="of:=4*[.B22]/PI()" office:value-type="float" office:value="1.00000004660382">
            <text:p>1.0000</text:p>
          </table:table-cell>
          <table:table-cell table:formula="of:=4*SQRT([.C22])/5000" office:value-type="float" office:value="1.24962873910964">
            <text:p>1.2496</text:p>
          </table:table-cell>
          <table:table-cell table:formula="of:=4*SQRT([.D22])/5000" office:value-type="float" office:value="1.85594305796328">
            <text:p>1.8559</text:p>
          </table:table-cell>
          <table:table-cell table:formula="of:=4*SQRT([.E22])/5000" office:value-type="float" office:value="2.85883929956864">
            <text:p>2.8588</text:p>
          </table:table-cell>
          <table:table-cell table:formula="of:=4*SQRT([.F22])/5000" office:value-type="float" office:value="4.49867289196797">
            <text:p>4.4987</text:p>
          </table:table-cell>
          <table:table-cell table:formula="of:=4*SQRT([.G22])/5000" office:value-type="float" office:value="4.84060368481783">
            <text:p>4.8406</text:p>
          </table:table-cell>
          <table:table-cell table:formula="of:=4*SQRT([.H22])/5000" office:value-type="float" office:value="6.40406722474891">
            <text:p>6.4041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Guarin</meta:initial-creator>
    <meta:creation-date>2012-08-27T14:18:59</meta:creation-date>
    <dc:date>2012-08-27T14:24:08</dc:date>
    <dc:creator>Nicolas Guarin</dc:creator>
    <meta:editing-duration>P0D</meta:editing-duration>
    <meta:editing-cycles>1</meta:editing-cycles>
    <meta:document-statistic meta:table-count="3" meta:cell-count="322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20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maximum="7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09cm" svg:y="2.956cm" style:legend-expansion="high" chart:style-name="ch2"/>
        <chart:plot-area chart:style-name="ch3" table:cell-range-address="Multilayer3.J2:Multilayer3.P22 Multilayer3.K1:Multilayer3.P1" chart:data-source-has-labels="row" svg:x="0.77cm" svg:y="0.855cm" svg:width="12.399cm" svg:height="7.545cm">
          <chartooo:coordinate-region svg:x="1.206cm" svg:y="1.055cm" svg:width="11.724cm" svg:height="6.6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ultilayer3.K2:Multilayer3.K22" chart:label-cell-address="Multilayer3.K1:Multilayer3.K1" chart:class="chart:scatter">
            <chart:domain table:cell-range-address="Multilayer3.J2:Multilayer3.J22"/>
            <chart:data-point chart:repeated="21"/>
          </chart:series>
          <chart:series chart:style-name="ch8" chart:values-cell-range-address="Multilayer3.L2:Multilayer3.L22" chart:label-cell-address="Multilayer3.L1:Multilayer3.L1" chart:class="chart:scatter">
            <chart:data-point chart:repeated="21"/>
          </chart:series>
          <chart:series chart:style-name="ch9" chart:values-cell-range-address="Multilayer3.M2:Multilayer3.M22" chart:label-cell-address="Multilayer3.M1:Multilayer3.M1" chart:class="chart:scatter">
            <chart:data-point chart:repeated="21"/>
          </chart:series>
          <chart:series chart:style-name="ch10" chart:values-cell-range-address="Multilayer3.N2:Multilayer3.N22" chart:label-cell-address="Multilayer3.N1:Multilayer3.N1" chart:class="chart:scatter">
            <chart:data-point chart:repeated="21"/>
          </chart:series>
          <chart:series chart:style-name="ch11" chart:values-cell-range-address="Multilayer3.O2:Multilayer3.O22" chart:label-cell-address="Multilayer3.O1:Multilayer3.O1" chart:class="chart:scatter">
            <chart:data-point chart:repeated="21"/>
          </chart:series>
          <chart:series chart:style-name="ch12" chart:values-cell-range-address="Multilayer3.P2:Multilayer3.P22" chart:label-cell-address="Multilayer3.P1:Multilayer3.P1" chart:class="chart:scatte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N = 1</text:p>
                <draw:g>
                  <svg:desc>Multilayer3.K1:Multilayer3.K1</svg:desc>
                </draw:g>
              </table:table-cell>
              <table:table-cell office:value-type="string">
                <text:p>N = 2</text:p>
                <draw:g>
                  <svg:desc>Multilayer3.L1:Multilayer3.L1</svg:desc>
                </draw:g>
              </table:table-cell>
              <table:table-cell office:value-type="string">
                <text:p>N = 3</text:p>
                <draw:g>
                  <svg:desc>Multilayer3.M1:Multilayer3.M1</svg:desc>
                </draw:g>
              </table:table-cell>
              <table:table-cell office:value-type="string">
                <text:p>N = 4</text:p>
                <draw:g>
                  <svg:desc>Multilayer3.N1:Multilayer3.N1</svg:desc>
                </draw:g>
              </table:table-cell>
              <table:table-cell office:value-type="string">
                <text:p>N = 5</text:p>
                <draw:g>
                  <svg:desc>Multilayer3.O1:Multilayer3.O1</svg:desc>
                </draw:g>
              </table:table-cell>
              <table:table-cell office:value-type="string">
                <text:p>N = 6</text:p>
                <draw:g>
                  <svg:desc>Multilayer3.P1:Multilayer3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ultilayer3.J2:Multilayer3.J22</svg:desc>
                </draw:g>
              </table:table-cell>
              <table:table-cell office:value-type="float" office:value="0.00000792656597465982">
                <text:p>0.00000792656597465982</text:p>
                <draw:g>
                  <svg:desc>Multilayer3.K2:Multilayer3.K22</svg:desc>
                </draw:g>
              </table:table-cell>
              <table:table-cell office:value-type="float" office:value="2.82996858978392">
                <text:p>2.82996858978392</text:p>
                <draw:g>
                  <svg:desc>Multilayer3.L2:Multilayer3.L22</svg:desc>
                </draw:g>
              </table:table-cell>
              <table:table-cell office:value-type="float" office:value="2.93215910886333">
                <text:p>2.93215910886333</text:p>
                <draw:g>
                  <svg:desc>Multilayer3.M2:Multilayer3.M22</svg:desc>
                </draw:g>
              </table:table-cell>
              <table:table-cell office:value-type="float" office:value="3.3287882251702">
                <text:p>3.3287882251702</text:p>
                <draw:g>
                  <svg:desc>Multilayer3.N2:Multilayer3.N22</svg:desc>
                </draw:g>
              </table:table-cell>
              <table:table-cell office:value-type="float" office:value="5.93186133161578">
                <text:p>5.93186133161578</text:p>
                <draw:g>
                  <svg:desc>Multilayer3.O2:Multilayer3.O22</svg:desc>
                </draw:g>
              </table:table-cell>
              <table:table-cell office:value-type="float" office:value="6.47511668723138">
                <text:p>6.47511668723138</text:p>
                <draw:g>
                  <svg:desc>Multilayer3.P2:Multilayer3.P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00000023301908">
                <text:p>0.0500000023301908</text:p>
              </table:table-cell>
              <table:table-cell office:value-type="float" office:value="0.074088670046716">
                <text:p>0.074088670046716</text:p>
              </table:table-cell>
              <table:table-cell office:value-type="float" office:value="2.83014505071753">
                <text:p>2.83014505071753</text:p>
              </table:table-cell>
              <table:table-cell office:value-type="float" office:value="2.91850351557527">
                <text:p>2.91850351557527</text:p>
              </table:table-cell>
              <table:table-cell office:value-type="float" office:value="3.34252305804714">
                <text:p>3.34252305804714</text:p>
              </table:table-cell>
              <table:table-cell office:value-type="float" office:value="5.92271222124756">
                <text:p>5.92271222124756</text:p>
              </table:table-cell>
              <table:table-cell office:value-type="float" office:value="6.47466913756422">
                <text:p>6.474669137564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0000004660382">
                <text:p>0.100000004660382</text:p>
              </table:table-cell>
              <table:table-cell office:value-type="float" office:value="0.148134165555968">
                <text:p>0.148134165555968</text:p>
              </table:table-cell>
              <table:table-cell office:value-type="float" office:value="2.83067017883142">
                <text:p>2.83067017883142</text:p>
              </table:table-cell>
              <table:table-cell office:value-type="float" office:value="2.8820422269765">
                <text:p>2.8820422269765</text:p>
              </table:table-cell>
              <table:table-cell office:value-type="float" office:value="3.37922447732477">
                <text:p>3.37922447732477</text:p>
              </table:table-cell>
              <table:table-cell office:value-type="float" office:value="5.89671663078731">
                <text:p>5.89671663078731</text:p>
              </table:table-cell>
              <table:table-cell office:value-type="float" office:value="6.47333830954518">
                <text:p>6.473338309545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0000006990572">
                <text:p>0.150000006990572</text:p>
              </table:table-cell>
              <table:table-cell office:value-type="float" office:value="0.222091395592666">
                <text:p>0.222091395592666</text:p>
              </table:table-cell>
              <table:table-cell office:value-type="float" office:value="2.83108902025674">
                <text:p>2.83108902025674</text:p>
              </table:table-cell>
              <table:table-cell office:value-type="float" office:value="2.83153130639127">
                <text:p>2.83153130639127</text:p>
              </table:table-cell>
              <table:table-cell office:value-type="float" office:value="3.43058610097745">
                <text:p>3.43058610097745</text:p>
              </table:table-cell>
              <table:table-cell office:value-type="float" office:value="5.85728030008321">
                <text:p>5.85728030008321</text:p>
              </table:table-cell>
              <table:table-cell office:value-type="float" office:value="6.47115928599886">
                <text:p>6.471159285998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00000009320763">
                <text:p>0.200000009320763</text:p>
              </table:table-cell>
              <table:table-cell office:value-type="float" office:value="0.295911257816276">
                <text:p>0.295911257816276</text:p>
              </table:table-cell>
              <table:table-cell office:value-type="float" office:value="2.77189027216199">
                <text:p>2.77189027216199</text:p>
              </table:table-cell>
              <table:table-cell office:value-type="float" office:value="2.83270763986554">
                <text:p>2.83270763986554</text:p>
              </table:table-cell>
              <table:table-cell office:value-type="float" office:value="3.49037442648348">
                <text:p>3.49037442648348</text:p>
              </table:table-cell>
              <table:table-cell office:value-type="float" office:value="5.80807105512813">
                <text:p>5.80807105512813</text:p>
              </table:table-cell>
              <table:table-cell office:value-type="float" office:value="6.46818929202226">
                <text:p>6.46818929202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0000011650954">
                <text:p>0.250000011650954</text:p>
              </table:table-cell>
              <table:table-cell office:value-type="float" office:value="0.369538162547726">
                <text:p>0.369538162547726</text:p>
              </table:table-cell>
              <table:table-cell office:value-type="float" office:value="2.70803877779716">
                <text:p>2.70803877779716</text:p>
              </table:table-cell>
              <table:table-cell office:value-type="float" office:value="2.83417073324003">
                <text:p>2.83417073324003</text:p>
              </table:table-cell>
              <table:table-cell office:value-type="float" office:value="3.55501590100905">
                <text:p>3.55501590100905</text:p>
              </table:table-cell>
              <table:table-cell office:value-type="float" office:value="5.75205852115528">
                <text:p>5.75205852115528</text:p>
              </table:table-cell>
              <table:table-cell office:value-type="float" office:value="6.46450589536143">
                <text:p>6.46450589536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0000013981145">
                <text:p>0.300000013981145</text:p>
              </table:table-cell>
              <table:table-cell office:value-type="float" office:value="0.442906907619029">
                <text:p>0.442906907619029</text:p>
              </table:table-cell>
              <table:table-cell office:value-type="float" office:value="2.64151476011901">
                <text:p>2.64151476011901</text:p>
              </table:table-cell>
              <table:table-cell office:value-type="float" office:value="2.83588513920409">
                <text:p>2.83588513920409</text:p>
              </table:table-cell>
              <table:table-cell office:value-type="float" office:value="3.62255729810178">
                <text:p>3.62255729810178</text:p>
              </table:table-cell>
              <table:table-cell office:value-type="float" office:value="5.6913630713874">
                <text:p>5.6913630713874</text:p>
              </table:table-cell>
              <table:table-cell office:value-type="float" office:value="6.46020461931736">
                <text:p>6.460204619317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0000016311336">
                <text:p>0.350000016311336</text:p>
              </table:table-cell>
              <table:table-cell office:value-type="float" office:value="0.515938530842842">
                <text:p>0.515938530842842</text:p>
              </table:table-cell>
              <table:table-cell office:value-type="float" office:value="2.57346102234757">
                <text:p>2.57346102234757</text:p>
              </table:table-cell>
              <table:table-cell office:value-type="float" office:value="2.83780922678398">
                <text:p>2.83780922678398</text:p>
              </table:table-cell>
              <table:table-cell office:value-type="float" office:value="3.69189261781215">
                <text:p>3.69189261781215</text:p>
              </table:table-cell>
              <table:table-cell office:value-type="float" office:value="5.62743293390487">
                <text:p>5.62743293390487</text:p>
              </table:table-cell>
              <table:table-cell office:value-type="float" office:value="6.45539608322544">
                <text:p>6.455396083225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0000018641527">
                <text:p>0.400000018641527</text:p>
              </table:table-cell>
              <table:table-cell office:value-type="float" office:value="0.588534582695726">
                <text:p>0.588534582695726</text:p>
              </table:table-cell>
              <table:table-cell office:value-type="float" office:value="2.5045953690726">
                <text:p>2.5045953690726</text:p>
              </table:table-cell>
              <table:table-cell office:value-type="float" office:value="2.83989615015188">
                <text:p>2.83989615015188</text:p>
              </table:table-cell>
              <table:table-cell office:value-type="float" office:value="3.76235364549229">
                <text:p>3.76235364549229</text:p>
              </table:table-cell>
              <table:table-cell office:value-type="float" office:value="5.56125688863237">
                <text:p>5.56125688863237</text:p>
              </table:table-cell>
              <table:table-cell office:value-type="float" office:value="6.45020279868528">
                <text:p>6.450202798685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0000020971718">
                <text:p>0.450000020971718</text:p>
              </table:table-cell>
              <table:table-cell office:value-type="float" office:value="0.660568958872158">
                <text:p>0.660568958872158</text:p>
              </table:table-cell>
              <table:table-cell office:value-type="float" office:value="2.43542224068457">
                <text:p>2.43542224068457</text:p>
              </table:table-cell>
              <table:table-cell office:value-type="float" office:value="2.84209495027695">
                <text:p>2.84209495027695</text:p>
              </table:table-cell>
              <table:table-cell office:value-type="float" office:value="3.8335026198291">
                <text:p>3.8335026198291</text:p>
              </table:table-cell>
              <table:table-cell office:value-type="float" office:value="5.49352803816648">
                <text:p>5.49352803816648</text:p>
              </table:table-cell>
              <table:table-cell office:value-type="float" office:value="6.44475575100882">
                <text:p>6.444755751008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00000023301908">
                <text:p>0.500000023301908</text:p>
              </table:table-cell>
              <table:table-cell office:value-type="float" office:value="0.731875924454115">
                <text:p>0.731875924454115</text:p>
              </table:table-cell>
              <table:table-cell office:value-type="float" office:value="2.36634869080705">
                <text:p>2.36634869080705</text:p>
              </table:table-cell>
              <table:table-cell office:value-type="float" office:value="2.84435176723143">
                <text:p>2.84435176723143</text:p>
              </table:table-cell>
              <table:table-cell office:value-type="float" office:value="3.90502246400091">
                <text:p>3.90502246400091</text:p>
              </table:table-cell>
              <table:table-cell office:value-type="float" office:value="5.42475634599461">
                <text:p>5.42475634599461</text:p>
              </table:table-cell>
              <table:table-cell office:value-type="float" office:value="6.43919088893084">
                <text:p>6.439190888930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0000025632099">
                <text:p>0.550000025632099</text:p>
              </table:table-cell>
              <table:table-cell office:value-type="float" office:value="0.802232109655784">
                <text:p>0.802232109655784</text:p>
              </table:table-cell>
              <table:table-cell office:value-type="float" office:value="2.2977578187072">
                <text:p>2.2977578187072</text:p>
              </table:table-cell>
              <table:table-cell office:value-type="float" office:value="2.84661113764676">
                <text:p>2.84661113764676</text:p>
              </table:table-cell>
              <table:table-cell office:value-type="float" office:value="3.97665229737073">
                <text:p>3.97665229737073</text:p>
              </table:table-cell>
              <table:table-cell office:value-type="float" office:value="5.35534602214671">
                <text:p>5.35534602214671</text:p>
              </table:table-cell>
              <table:table-cell office:value-type="float" office:value="6.43364563181648">
                <text:p>6.433645631816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0000002796229">
                <text:p>0.60000002796229</text:p>
              </table:table-cell>
              <table:table-cell office:value-type="float" office:value="0.871328821746528">
                <text:p>0.871328821746528</text:p>
              </table:table-cell>
              <table:table-cell office:value-type="float" office:value="2.23006735493595">
                <text:p>2.23006735493595</text:p>
              </table:table-cell>
              <table:table-cell office:value-type="float" office:value="2.84881734824395">
                <text:p>2.84881734824395</text:p>
              </table:table-cell>
              <table:table-cell office:value-type="float" office:value="4.0481415914041">
                <text:p>4.0481415914041</text:p>
              </table:table-cell>
              <table:table-cell office:value-type="float" office:value="5.28565387668921">
                <text:p>5.28565387668921</text:p>
              </table:table-cell>
              <table:table-cell office:value-type="float" office:value="6.428255486949">
                <text:p>6.4282554869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0000030292481">
                <text:p>0.650000030292481</text:p>
              </table:table-cell>
              <table:table-cell office:value-type="float" office:value="0.938728626870707">
                <text:p>0.938728626870707</text:p>
              </table:table-cell>
              <table:table-cell office:value-type="float" office:value="2.16379104485403">
                <text:p>2.16379104485403</text:p>
              </table:table-cell>
              <table:table-cell office:value-type="float" office:value="2.85091581394681">
                <text:p>2.85091581394681</text:p>
              </table:table-cell>
              <table:table-cell office:value-type="float" office:value="4.11920627885897">
                <text:p>4.11920627885897</text:p>
              </table:table-cell>
              <table:table-cell office:value-type="float" office:value="5.21604303961966">
                <text:p>5.21604303961966</text:p>
              </table:table-cell>
              <table:table-cell office:value-type="float" office:value="6.42315085128107">
                <text:p>6.423150851281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00000032622672">
                <text:p>0.700000032622672</text:p>
              </table:table-cell>
              <table:table-cell office:value-type="float" office:value="1.00379638575585">
                <text:p>1.00379638575585</text:p>
              </table:table-cell>
              <table:table-cell office:value-type="float" office:value="2.09961846030832">
                <text:p>2.09961846030832</text:p>
              </table:table-cell>
              <table:table-cell office:value-type="float" office:value="2.85285444621601">
                <text:p>2.85285444621601</text:p>
              </table:table-cell>
              <table:table-cell office:value-type="float" office:value="4.18947045674505">
                <text:p>4.18947045674505</text:p>
              </table:table-cell>
              <table:table-cell office:value-type="float" office:value="5.14694846110255">
                <text:p>5.14694846110255</text:p>
              </table:table-cell>
              <table:table-cell office:value-type="float" office:value="6.41845405520576">
                <text:p>6.418454055205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0000034952863">
                <text:p>0.750000034952863</text:p>
              </table:table-cell>
              <table:table-cell office:value-type="float" office:value="1.06558987639487">
                <text:p>1.06558987639487</text:p>
              </table:table-cell>
              <table:table-cell office:value-type="float" office:value="2.03853114105803">
                <text:p>2.03853114105803</text:p>
              </table:table-cell>
              <table:table-cell office:value-type="float" office:value="2.85458497568063">
                <text:p>2.85458497568063</text:p>
              </table:table-cell>
              <table:table-cell office:value-type="float" office:value="4.25836753602825">
                <text:p>4.25836753602825</text:p>
              </table:table-cell>
              <table:table-cell office:value-type="float" office:value="5.07898090254358">
                <text:p>5.07898090254358</text:p>
              </table:table-cell>
              <table:table-cell office:value-type="float" office:value="6.41427669074983">
                <text:p>6.414276690749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00000037283053">
                <text:p>0.800000037283053</text:p>
              </table:table-cell>
              <table:table-cell office:value-type="float" office:value="1.12269214073392">
                <text:p>1.12269214073392</text:p>
              </table:table-cell>
              <table:table-cell office:value-type="float" office:value="1.98197457940588">
                <text:p>1.98197457940588</text:p>
              </table:table-cell>
              <table:table-cell office:value-type="float" office:value="2.85606419316754">
                <text:p>2.85606419316754</text:p>
              </table:table-cell>
              <table:table-cell office:value-type="float" office:value="4.32494585152535">
                <text:p>4.32494585152535</text:p>
              </table:table-cell>
              <table:table-cell office:value-type="float" office:value="5.01312495838387">
                <text:p>5.01312495838387</text:p>
              </table:table-cell>
              <table:table-cell office:value-type="float" office:value="6.41071725499431">
                <text:p>6.410717254994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0000039613244">
                <text:p>0.850000039613244</text:p>
              </table:table-cell>
              <table:table-cell office:value-type="float" office:value="1.17298251430146">
                <text:p>1.17298251430146</text:p>
              </table:table-cell>
              <table:table-cell office:value-type="float" office:value="1.93209001706051">
                <text:p>1.93209001706051</text:p>
              </table:table-cell>
              <table:table-cell office:value-type="float" office:value="2.85725507293136">
                <text:p>2.85725507293136</text:p>
              </table:table-cell>
              <table:table-cell office:value-type="float" office:value="4.3874517047345">
                <text:p>4.3874517047345</text:p>
              </table:table-cell>
              <table:table-cell office:value-type="float" office:value="4.95115856374738">
                <text:p>4.95115856374738</text:p>
              </table:table-cell>
              <table:table-cell office:value-type="float" office:value="6.40785913015662">
                <text:p>6.407859130156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00000041943435">
                <text:p>0.900000041943435</text:p>
              </table:table-cell>
              <table:table-cell office:value-type="float" office:value="1.21342537798221">
                <text:p>1.21342537798221</text:p>
              </table:table-cell>
              <table:table-cell office:value-type="float" office:value="1.89192755490783">
                <text:p>1.89192755490783</text:p>
              </table:table-cell>
              <table:table-cell office:value-type="float" office:value="2.85812774479698">
                <text:p>2.85812774479698</text:p>
              </table:table-cell>
              <table:table-cell office:value-type="float" office:value="4.44241789730506">
                <text:p>4.44241789730506</text:p>
              </table:table-cell>
              <table:table-cell office:value-type="float" office:value="4.89656623542972">
                <text:p>4.89656623542972</text:p>
              </table:table-cell>
              <table:table-cell office:value-type="float" office:value="6.40576891523461">
                <text:p>6.405768915234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0000044273626">
                <text:p>0.950000044273626</text:p>
              </table:table-cell>
              <table:table-cell office:value-type="float" office:value="1.24018566819585">
                <text:p>1.24018566819585</text:p>
              </table:table-cell>
              <table:table-cell office:value-type="float" office:value="1.86533185874232">
                <text:p>1.86533185874232</text:p>
              </table:table-cell>
              <table:table-cell office:value-type="float" office:value="2.85866028484741">
                <text:p>2.85866028484741</text:p>
              </table:table-cell>
              <table:table-cell office:value-type="float" office:value="4.48301410577461">
                <text:p>4.48301410577461</text:p>
              </table:table-cell>
              <table:table-cell office:value-type="float" office:value="4.85618990464255">
                <text:p>4.85618990464255</text:p>
              </table:table-cell>
              <table:table-cell office:value-type="float" office:value="6.40449511948386">
                <text:p>6.404495119483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0000004660382">
                <text:p>1.00000004660382</text:p>
              </table:table-cell>
              <table:table-cell office:value-type="float" office:value="1.24962873910964">
                <text:p>1.24962873910964</text:p>
              </table:table-cell>
              <table:table-cell office:value-type="float" office:value="1.85594305796328">
                <text:p>1.85594305796328</text:p>
              </table:table-cell>
              <table:table-cell office:value-type="float" office:value="2.85883929956864">
                <text:p>2.85883929956864</text:p>
              </table:table-cell>
              <table:table-cell office:value-type="float" office:value="4.49867289196797">
                <text:p>4.49867289196797</text:p>
              </table:table-cell>
              <table:table-cell office:value-type="float" office:value="4.84060368481783">
                <text:p>4.84060368481783</text:p>
              </table:table-cell>
              <table:table-cell office:value-type="float" office:value="6.40406722474891">
                <text:p>6.404067224748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